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7362in"/>
    </style:style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True Remaining</text:p>
          </table:table-cell>
          <table:table-cell office:value-type="string">
            <text:p>Goal Remaining</text:p>
          </table:table-cell>
          <table:table-cell/>
          <table:table-cell office:value-type="string">
            <text:p>Delta</text:p>
          </table:table-cell>
          <table:table-cell office:value-type="string">
            <text:p>Delta no weekend</text:p>
          </table:table-cell>
          <table:table-cell/>
          <table:table-cell office:value-type="string">
            <text:p>Is weekday?</text:p>
          </table:table-cell>
          <table:table-cell/>
          <table:table-cell office:value-type="string">
            <text:p>Elements per day</text:p>
          </table:table-cell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2" table:formula="of:=80/17" office:value-type="float" office:value="4.70588235294118">
            <text:p>4.7058823529</text:p>
          </table:table-cell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date" office:date-value="2015-08-06">
            <text:p>08/06/15</text:p>
          </table:table-cell>
          <table:table-cell table:number-columns-repeated="2" office:value-type="float" office:value="80">
            <text:p>80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date" office:date-value="2015-08-07">
            <text:p>08/07/15</text:p>
          </table:table-cell>
          <table:table-cell office:value-type="float" office:value="71">
            <text:p>71</text:p>
          </table:table-cell>
          <table:table-cell table:formula="of:=[.C2]-[.H12]*[.$J$2]" office:value-type="float" office:value="75.2941176470588">
            <text:p>75.2941176471</text:p>
          </table:table-cell>
          <table:table-cell/>
          <table:table-cell table:formula="of:=[.B11]-[.B12]" office:value-type="float" office:value="9">
            <text:p>9</text:p>
          </table:table-cell>
          <table:table-cell table:formula="of:=[.E12]*[.H12]" office:value-type="float" office:value="9">
            <text:p>9</text:p>
          </table:table-cell>
          <table:table-cell/>
          <table:table-cell table:formula="of:=IF(OR(WEEKDAY([.A12])=1;WEEKDAY([.A12])=7);0;1)" office:value-type="float" office:value="1">
            <text:p>1</text:p>
          </table:table-cell>
          <table:table-cell/>
          <table:table-cell table:style-name="ce2"/>
        </table:table-row>
        <table:table-row table:style-name="ro1">
          <table:table-cell office:value-type="date" office:date-value="2015-08-08">
            <text:p>08/08/15</text:p>
          </table:table-cell>
          <table:table-cell office:value-type="float" office:value="71">
            <text:p>71</text:p>
          </table:table-cell>
          <table:table-cell table:formula="of:=[.C12]-[.H13]*[.$J$2]" office:value-type="float" office:value="75.2941176470588">
            <text:p>75.2941176471</text:p>
          </table:table-cell>
          <table:table-cell/>
          <table:table-cell table:formula="of:=[.B12]-[.B13]" office:value-type="float" office:value="0">
            <text:p>0</text:p>
          </table:table-cell>
          <table:table-cell table:formula="of:=[.E13]*[.H13]" office:value-type="float" office:value="0">
            <text:p>0</text:p>
          </table:table-cell>
          <table:table-cell/>
          <table:table-cell table:formula="of:=IF(OR(WEEKDAY([.A13])=1;WEEKDAY([.A13])=7);0;1)" office:value-type="float" office:value="0">
            <text:p>0</text:p>
          </table:table-cell>
          <table:table-cell>
            <draw:frame table:end-cell-address="Sheet1.Q35" table:end-x="0.6484in" table:end-y="0.0106in" draw:z-index="0" draw:style-name="gr1" draw:text-style-name="P1" svg:width="7.2768in" svg:height="3.5429in" svg:x="0.4839in" svg:y="0.1205in">
              <draw:object draw:notify-on-update-of-ranges="Sheet1.A2:Sheet1.A56 Sheet1.B1:Sheet1.B1 Sheet1.B2:Sheet1.B56 Sheet1.C1:Sheet1.C1 Sheet1.C2:Sheet1.C56" xlink:href="./Object 1" xlink:type="simple" xlink:show="embed" xlink:actuate="onLoad">
                <text:p text:style-name="P1"/>
                <text:p text:style-name="P1"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date" office:date-value="2015-08-09">
            <text:p>08/09/15</text:p>
          </table:table-cell>
          <table:table-cell office:value-type="float" office:value="69">
            <text:p>69</text:p>
          </table:table-cell>
          <table:table-cell table:formula="of:=[.C13]-[.H14]*[.$J$2]" office:value-type="float" office:value="75.2941176470588">
            <text:p>75.2941176471</text:p>
          </table:table-cell>
          <table:table-cell/>
          <table:table-cell table:formula="of:=[.B13]-[.B14]" office:value-type="float" office:value="2">
            <text:p>2</text:p>
          </table:table-cell>
          <table:table-cell table:formula="of:=[.E14]*[.H14]" office:value-type="float" office:value="0">
            <text:p>0</text:p>
          </table:table-cell>
          <table:table-cell/>
          <table:table-cell table:formula="of:=IF(OR(WEEKDAY([.A14])=1;WEEKDAY([.A14])=7);0;1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8-10">
            <text:p>08/10/15</text:p>
          </table:table-cell>
          <table:table-cell office:value-type="float" office:value="67">
            <text:p>67</text:p>
          </table:table-cell>
          <table:table-cell table:formula="of:=[.C14]-[.H15]*[.$J$2]" office:value-type="float" office:value="70.5882352941177">
            <text:p>70.5882352941</text:p>
          </table:table-cell>
          <table:table-cell/>
          <table:table-cell table:formula="of:=[.B14]-[.B15]" office:value-type="float" office:value="2">
            <text:p>2</text:p>
          </table:table-cell>
          <table:table-cell table:formula="of:=[.E15]*[.H15]" office:value-type="float" office:value="2">
            <text:p>2</text:p>
          </table:table-cell>
          <table:table-cell/>
          <table:table-cell table:formula="of:=IF(OR(WEEKDAY([.A15])=1;WEEKDAY([.A15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11">
            <text:p>08/11/15</text:p>
          </table:table-cell>
          <table:table-cell office:value-type="float" office:value="65">
            <text:p>65</text:p>
          </table:table-cell>
          <table:table-cell table:formula="of:=[.C15]-[.H16]*[.$J$2]" office:value-type="float" office:value="65.8823529411765">
            <text:p>65.8823529412</text:p>
          </table:table-cell>
          <table:table-cell/>
          <table:table-cell table:formula="of:=[.B15]-[.B16]" office:value-type="float" office:value="2">
            <text:p>2</text:p>
          </table:table-cell>
          <table:table-cell table:formula="of:=[.E16]*[.H16]" office:value-type="float" office:value="2">
            <text:p>2</text:p>
          </table:table-cell>
          <table:table-cell/>
          <table:table-cell table:formula="of:=IF(OR(WEEKDAY([.A16])=1;WEEKDAY([.A16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12">
            <text:p>08/12/15</text:p>
          </table:table-cell>
          <table:table-cell office:value-type="float" office:value="60">
            <text:p>60</text:p>
          </table:table-cell>
          <table:table-cell table:formula="of:=[.C16]-[.H17]*[.$J$2]" office:value-type="float" office:value="61.1764705882353">
            <text:p>61.1764705882</text:p>
          </table:table-cell>
          <table:table-cell/>
          <table:table-cell table:formula="of:=[.B16]-[.B17]" office:value-type="float" office:value="5">
            <text:p>5</text:p>
          </table:table-cell>
          <table:table-cell table:formula="of:=[.E17]*[.H17]" office:value-type="float" office:value="5">
            <text:p>5</text:p>
          </table:table-cell>
          <table:table-cell/>
          <table:table-cell table:formula="of:=IF(OR(WEEKDAY([.A17])=1;WEEKDAY([.A17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13">
            <text:p>08/13/15</text:p>
          </table:table-cell>
          <table:table-cell office:value-type="float" office:value="60">
            <text:p>60</text:p>
          </table:table-cell>
          <table:table-cell table:formula="of:=[.C17]-[.H18]*[.$J$2]" office:value-type="float" office:value="56.4705882352941">
            <text:p>56.4705882353</text:p>
          </table:table-cell>
          <table:table-cell/>
          <table:table-cell table:formula="of:=[.B17]-[.B18]" office:value-type="float" office:value="0">
            <text:p>0</text:p>
          </table:table-cell>
          <table:table-cell table:formula="of:=[.E18]*[.H18]" office:value-type="float" office:value="0">
            <text:p>0</text:p>
          </table:table-cell>
          <table:table-cell/>
          <table:table-cell table:formula="of:=IF(OR(WEEKDAY([.A18])=1;WEEKDAY([.A18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14">
            <text:p>08/14/15</text:p>
          </table:table-cell>
          <table:table-cell office:value-type="float" office:value="57">
            <text:p>57</text:p>
          </table:table-cell>
          <table:table-cell table:formula="of:=[.C18]-[.H19]*[.$J$2]" office:value-type="float" office:value="51.764705882353">
            <text:p>51.7647058824</text:p>
          </table:table-cell>
          <table:table-cell/>
          <table:table-cell table:formula="of:=[.B18]-[.B19]" office:value-type="float" office:value="3">
            <text:p>3</text:p>
          </table:table-cell>
          <table:table-cell table:formula="of:=[.E19]*[.H19]" office:value-type="float" office:value="3">
            <text:p>3</text:p>
          </table:table-cell>
          <table:table-cell/>
          <table:table-cell table:formula="of:=IF(OR(WEEKDAY([.A19])=1;WEEKDAY([.A19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15">
            <text:p>08/15/15</text:p>
          </table:table-cell>
          <table:table-cell office:value-type="float" office:value="57">
            <text:p>57</text:p>
          </table:table-cell>
          <table:table-cell table:formula="of:=[.C19]-[.H20]*[.$J$2]" office:value-type="float" office:value="51.764705882353">
            <text:p>51.7647058824</text:p>
          </table:table-cell>
          <table:table-cell/>
          <table:table-cell table:formula="of:=[.B19]-[.B20]" office:value-type="float" office:value="0">
            <text:p>0</text:p>
          </table:table-cell>
          <table:table-cell table:formula="of:=[.E20]*[.H20]" office:value-type="float" office:value="0">
            <text:p>0</text:p>
          </table:table-cell>
          <table:table-cell/>
          <table:table-cell table:formula="of:=IF(OR(WEEKDAY([.A20])=1;WEEKDAY([.A20])=7);0;1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8-16">
            <text:p>08/16/15</text:p>
          </table:table-cell>
          <table:table-cell office:value-type="float" office:value="56">
            <text:p>56</text:p>
          </table:table-cell>
          <table:table-cell table:formula="of:=[.C20]-[.H21]*[.$J$2]" office:value-type="float" office:value="51.764705882353">
            <text:p>51.7647058824</text:p>
          </table:table-cell>
          <table:table-cell/>
          <table:table-cell table:formula="of:=[.B20]-[.B21]" office:value-type="float" office:value="1">
            <text:p>1</text:p>
          </table:table-cell>
          <table:table-cell table:formula="of:=[.E21]*[.H21]" office:value-type="float" office:value="0">
            <text:p>0</text:p>
          </table:table-cell>
          <table:table-cell/>
          <table:table-cell table:formula="of:=IF(OR(WEEKDAY([.A21])=1;WEEKDAY([.A21])=7);0;1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8-17">
            <text:p>08/17/15</text:p>
          </table:table-cell>
          <table:table-cell office:value-type="float" office:value="51">
            <text:p>51</text:p>
          </table:table-cell>
          <table:table-cell table:formula="of:=[.C21]-[.H22]*[.$J$2]" office:value-type="float" office:value="47.0588235294118">
            <text:p>47.0588235294</text:p>
          </table:table-cell>
          <table:table-cell/>
          <table:table-cell table:formula="of:=[.B21]-[.B22]" office:value-type="float" office:value="5">
            <text:p>5</text:p>
          </table:table-cell>
          <table:table-cell table:formula="of:=[.E22]*[.H22]" office:value-type="float" office:value="5">
            <text:p>5</text:p>
          </table:table-cell>
          <table:table-cell/>
          <table:table-cell table:formula="of:=IF(OR(WEEKDAY([.A22])=1;WEEKDAY([.A22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18">
            <text:p>08/18/15</text:p>
          </table:table-cell>
          <table:table-cell office:value-type="float" office:value="47">
            <text:p>47</text:p>
          </table:table-cell>
          <table:table-cell table:formula="of:=[.C22]-[.H23]*[.$J$2]" office:value-type="float" office:value="42.3529411764706">
            <text:p>42.3529411765</text:p>
          </table:table-cell>
          <table:table-cell/>
          <table:table-cell table:formula="of:=[.B22]-[.B23]" office:value-type="float" office:value="4">
            <text:p>4</text:p>
          </table:table-cell>
          <table:table-cell table:formula="of:=[.E23]*[.H23]" office:value-type="float" office:value="4">
            <text:p>4</text:p>
          </table:table-cell>
          <table:table-cell/>
          <table:table-cell table:formula="of:=IF(OR(WEEKDAY([.A23])=1;WEEKDAY([.A23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19">
            <text:p>08/19/15</text:p>
          </table:table-cell>
          <table:table-cell office:value-type="float" office:value="46">
            <text:p>46</text:p>
          </table:table-cell>
          <table:table-cell table:formula="of:=[.C23]-[.H24]*[.$J$2]" office:value-type="float" office:value="37.6470588235294">
            <text:p>37.6470588235</text:p>
          </table:table-cell>
          <table:table-cell/>
          <table:table-cell table:formula="of:=[.B23]-[.B24]" office:value-type="float" office:value="1">
            <text:p>1</text:p>
          </table:table-cell>
          <table:table-cell table:formula="of:=[.E24]*[.H24]" office:value-type="float" office:value="1">
            <text:p>1</text:p>
          </table:table-cell>
          <table:table-cell/>
          <table:table-cell table:formula="of:=IF(OR(WEEKDAY([.A24])=1;WEEKDAY([.A24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20">
            <text:p>08/20/15</text:p>
          </table:table-cell>
          <table:table-cell office:value-type="float" office:value="44">
            <text:p>44</text:p>
          </table:table-cell>
          <table:table-cell table:formula="of:=[.C24]-[.H25]*[.$J$2]" office:value-type="float" office:value="32.9411764705883">
            <text:p>32.9411764706</text:p>
          </table:table-cell>
          <table:table-cell/>
          <table:table-cell table:formula="of:=[.B24]-[.B25]" office:value-type="float" office:value="2">
            <text:p>2</text:p>
          </table:table-cell>
          <table:table-cell table:formula="of:=[.E25]*[.H25]" office:value-type="float" office:value="2">
            <text:p>2</text:p>
          </table:table-cell>
          <table:table-cell/>
          <table:table-cell table:formula="of:=IF(OR(WEEKDAY([.A25])=1;WEEKDAY([.A25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21">
            <text:p>08/21/15</text:p>
          </table:table-cell>
          <table:table-cell office:value-type="float" office:value="35">
            <text:p>35</text:p>
          </table:table-cell>
          <table:table-cell table:formula="of:=[.C25]-[.H26]*[.$J$2]" office:value-type="float" office:value="28.2352941176471">
            <text:p>28.2352941176</text:p>
          </table:table-cell>
          <table:table-cell/>
          <table:table-cell table:formula="of:=[.B25]-[.B26]" office:value-type="float" office:value="9">
            <text:p>9</text:p>
          </table:table-cell>
          <table:table-cell table:formula="of:=[.E26]*[.H26]" office:value-type="float" office:value="9">
            <text:p>9</text:p>
          </table:table-cell>
          <table:table-cell/>
          <table:table-cell table:formula="of:=IF(OR(WEEKDAY([.A26])=1;WEEKDAY([.A26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22">
            <text:p>08/22/15</text:p>
          </table:table-cell>
          <table:table-cell office:value-type="float" office:value="35">
            <text:p>35</text:p>
          </table:table-cell>
          <table:table-cell table:formula="of:=[.C26]-[.H27]*[.$J$2]" office:value-type="float" office:value="28.2352941176471">
            <text:p>28.2352941176</text:p>
          </table:table-cell>
          <table:table-cell/>
          <table:table-cell table:formula="of:=[.B26]-[.B27]" office:value-type="float" office:value="0">
            <text:p>0</text:p>
          </table:table-cell>
          <table:table-cell table:formula="of:=[.E27]*[.H27]" office:value-type="float" office:value="0">
            <text:p>0</text:p>
          </table:table-cell>
          <table:table-cell/>
          <table:table-cell table:formula="of:=IF(OR(WEEKDAY([.A27])=1;WEEKDAY([.A27])=7);0;1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8-23">
            <text:p>08/23/15</text:p>
          </table:table-cell>
          <table:table-cell office:value-type="float" office:value="35">
            <text:p>35</text:p>
          </table:table-cell>
          <table:table-cell table:formula="of:=[.C27]-[.H28]*[.$J$2]" office:value-type="float" office:value="28.2352941176471">
            <text:p>28.2352941176</text:p>
          </table:table-cell>
          <table:table-cell/>
          <table:table-cell table:formula="of:=[.B27]-[.B28]" office:value-type="float" office:value="0">
            <text:p>0</text:p>
          </table:table-cell>
          <table:table-cell table:formula="of:=[.E28]*[.H28]" office:value-type="float" office:value="0">
            <text:p>0</text:p>
          </table:table-cell>
          <table:table-cell/>
          <table:table-cell table:formula="of:=IF(OR(WEEKDAY([.A28])=1;WEEKDAY([.A28])=7);0;1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8-24">
            <text:p>08/24/15</text:p>
          </table:table-cell>
          <table:table-cell office:value-type="float" office:value="34">
            <text:p>34</text:p>
          </table:table-cell>
          <table:table-cell table:formula="of:=[.C28]-[.H29]*[.$J$2]" office:value-type="float" office:value="23.5294117647059">
            <text:p>23.5294117647</text:p>
          </table:table-cell>
          <table:table-cell/>
          <table:table-cell table:formula="of:=[.B28]-[.B29]" office:value-type="float" office:value="1">
            <text:p>1</text:p>
          </table:table-cell>
          <table:table-cell table:formula="of:=[.E29]*[.H29]" office:value-type="float" office:value="1">
            <text:p>1</text:p>
          </table:table-cell>
          <table:table-cell/>
          <table:table-cell table:formula="of:=IF(OR(WEEKDAY([.A29])=1;WEEKDAY([.A29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25">
            <text:p>08/25/15</text:p>
          </table:table-cell>
          <table:table-cell office:value-type="float" office:value="34">
            <text:p>34</text:p>
          </table:table-cell>
          <table:table-cell table:formula="of:=[.C29]-[.H30]*[.$J$2]" office:value-type="float" office:value="18.8235294117647">
            <text:p>18.8235294118</text:p>
          </table:table-cell>
          <table:table-cell/>
          <table:table-cell table:formula="of:=[.B29]-[.B30]" office:value-type="float" office:value="0">
            <text:p>0</text:p>
          </table:table-cell>
          <table:table-cell table:formula="of:=[.E30]*[.H30]" office:value-type="float" office:value="0">
            <text:p>0</text:p>
          </table:table-cell>
          <table:table-cell/>
          <table:table-cell table:formula="of:=IF(OR(WEEKDAY([.A30])=1;WEEKDAY([.A30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26">
            <text:p>08/26/15</text:p>
          </table:table-cell>
          <table:table-cell office:value-type="float" office:value="34">
            <text:p>34</text:p>
          </table:table-cell>
          <table:table-cell table:formula="of:=[.C30]-[.H31]*[.$J$2]" office:value-type="float" office:value="14.1176470588236">
            <text:p>14.1176470588</text:p>
          </table:table-cell>
          <table:table-cell/>
          <table:table-cell table:formula="of:=[.B30]-[.B31]" office:value-type="float" office:value="0">
            <text:p>0</text:p>
          </table:table-cell>
          <table:table-cell table:formula="of:=[.E31]*[.H31]" office:value-type="float" office:value="0">
            <text:p>0</text:p>
          </table:table-cell>
          <table:table-cell/>
          <table:table-cell table:formula="of:=IF(OR(WEEKDAY([.A31])=1;WEEKDAY([.A31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27">
            <text:p>08/27/15</text:p>
          </table:table-cell>
          <table:table-cell office:value-type="float" office:value="29">
            <text:p>29</text:p>
          </table:table-cell>
          <table:table-cell table:formula="of:=[.C31]-[.H32]*[.$J$2]" office:value-type="float" office:value="9.41176470588237">
            <text:p>9.4117647059</text:p>
          </table:table-cell>
          <table:table-cell/>
          <table:table-cell table:formula="of:=[.B31]-[.B32]" office:value-type="float" office:value="5">
            <text:p>5</text:p>
          </table:table-cell>
          <table:table-cell table:formula="of:=[.E32]*[.H32]" office:value-type="float" office:value="5">
            <text:p>5</text:p>
          </table:table-cell>
          <table:table-cell/>
          <table:table-cell table:formula="of:=IF(OR(WEEKDAY([.A32])=1;WEEKDAY([.A32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28">
            <text:p>08/28/15</text:p>
          </table:table-cell>
          <table:table-cell office:value-type="float" office:value="29">
            <text:p>29</text:p>
          </table:table-cell>
          <table:table-cell table:formula="of:=[.C32]-[.H33]*[.$J$2]" office:value-type="float" office:value="4.7058823529412">
            <text:p>4.7058823529</text:p>
          </table:table-cell>
          <table:table-cell/>
          <table:table-cell office:value-type="float" office:value="28">
            <text:p>28</text:p>
          </table:table-cell>
          <table:table-cell table:formula="of:=[.E33]*[.H33]" office:value-type="float" office:value="28">
            <text:p>28</text:p>
          </table:table-cell>
          <table:table-cell/>
          <table:table-cell table:formula="of:=IF(OR(WEEKDAY([.A33])=1;WEEKDAY([.A33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8-29">
            <text:p>08/29/15</text:p>
          </table:table-cell>
          <table:table-cell office:value-type="float" office:value="29">
            <text:p>29</text:p>
          </table:table-cell>
          <table:table-cell table:formula="of:=[.C33]-[.H34]*[.$J$2]" office:value-type="float" office:value="4.7058823529412">
            <text:p>4.7058823529</text:p>
          </table:table-cell>
          <table:table-cell/>
          <table:table-cell table:formula="of:=[.B33]-[.B34]" office:value-type="float" office:value="0">
            <text:p>0</text:p>
          </table:table-cell>
          <table:table-cell table:formula="of:=[.E34]*[.H34]" office:value-type="float" office:value="0">
            <text:p>0</text:p>
          </table:table-cell>
          <table:table-cell/>
          <table:table-cell table:formula="of:=IF(OR(WEEKDAY([.A34])=1;WEEKDAY([.A34])=7);0;1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8-30">
            <text:p>08/30/15</text:p>
          </table:table-cell>
          <table:table-cell office:value-type="float" office:value="29">
            <text:p>29</text:p>
          </table:table-cell>
          <table:table-cell table:formula="of:=[.C34]-[.H35]*[.$J$2]" office:value-type="float" office:value="4.7058823529412">
            <text:p>4.7058823529</text:p>
          </table:table-cell>
          <table:table-cell/>
          <table:table-cell table:formula="of:=[.B34]-[.B35]" office:value-type="float" office:value="0">
            <text:p>0</text:p>
          </table:table-cell>
          <table:table-cell table:formula="of:=[.E35]*[.H35]" office:value-type="float" office:value="0">
            <text:p>0</text:p>
          </table:table-cell>
          <table:table-cell/>
          <table:table-cell table:formula="of:=IF(OR(WEEKDAY([.A35])=1;WEEKDAY([.A35])=7);0;1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5-08-31">
            <text:p>08/31/15</text:p>
          </table:table-cell>
          <table:table-cell office:value-type="float" office:value="29">
            <text:p>29</text:p>
          </table:table-cell>
          <table:table-cell table:formula="of:=[.C35]-[.H36]*[.$J$2]" office:value-type="float" office:value="0.0000000000000195399252334028">
            <text:p>1.95399252334028E-014</text:p>
          </table:table-cell>
          <table:table-cell/>
          <table:table-cell table:formula="of:=[.B35]-[.B36]" office:value-type="float" office:value="0">
            <text:p>0</text:p>
          </table:table-cell>
          <table:table-cell table:formula="of:=[.E36]*[.H36]" office:value-type="float" office:value="0">
            <text:p>0</text:p>
          </table:table-cell>
          <table:table-cell/>
          <table:table-cell table:formula="of:=IF(OR(WEEKDAY([.A36])=1;WEEKDAY([.A36])=7);0;1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date" office:date-value="2015-09-01">
            <text:p>09/01/1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02">
            <text:p>09/02/1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03">
            <text:p>09/03/1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04">
            <text:p>09/04/1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05">
            <text:p>09/05/1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06">
            <text:p>09/06/1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07">
            <text:p>09/07/1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08">
            <text:p>09/08/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09">
            <text:p>09/09/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10">
            <text:p>09/10/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11">
            <text:p>09/11/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12">
            <text:p>09/12/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13">
            <text:p>09/13/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14">
            <text:p>09/14/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15">
            <text:p>09/15/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16">
            <text:p>09/16/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17">
            <text:p>09/17/15</text:p>
          </table:table-cell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date" office:date-value="2015-09-18">
            <text:p>09/18/15</text:p>
          </table:table-cell>
          <table:table-cell/>
          <table:table-cell office:value-type="float" office:value="0">
            <text:p>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Emotion</text:p>
          </table:table-cell>
          <table:table-cell office:value-type="string">
            <text:p>Neutral Model</text:p>
          </table:table-cell>
          <table:table-cell office:value-type="string">
            <text:p>Neutral Max-N-gram</text:p>
          </table:table-cell>
          <table:table-cell office:value-type="string">
            <text:p>Dataset</text:p>
          </table:table-cell>
          <table:table-cell office:value-type="string">
            <text:p>Emotion</text:p>
          </table:table-cell>
          <table:table-cell office:value-type="string">
            <text:p>Neutral Model</text:p>
          </table:table-cell>
          <table:table-cell office:value-type="string">
            <text:p>Neutral Max-N-gram</text:p>
          </table:table-cell>
          <table:table-cell office:value-type="string">
            <text:p>Neutral Min df</text:p>
          </table:table-cell>
          <table:table-cell office:value-type="string">
            <text:p>Neutral Accuracy</text:p>
          </table:table-cell>
          <table:table-cell office:value-type="string">
            <text:p>Neutral F1</text:p>
          </table:table-cell>
          <table:table-cell office:value-type="string">
            <text:p>Polarity Model</text:p>
          </table:table-cell>
          <table:table-cell office:value-type="string">
            <text:p>Polarity Max-N-gram</text:p>
          </table:table-cell>
          <table:table-cell office:value-type="string">
            <text:p>Polarity Min df</text:p>
          </table:table-cell>
          <table:table-cell office:value-type="string">
            <text:p>Polarity Accuracy</text:p>
          </table:table-cell>
          <table:table-cell office:value-type="string">
            <text:p>Polarity F1</text:p>
          </table:table-cell>
          <table:table-cell table:number-columns-repeated="2"/>
        </table:table-row>
        <table:table-row table:style-name="ro2">
          <table:table-cell office:value-type="string">
            <text:p>../data/emotions/autism_full.csv</text:p>
          </table:table-cell>
          <table:table-cell office:value-type="string">
            <text:p>Arousal</text:p>
          </table:table-cell>
          <table:table-cell office:value-type="string">
            <text:p>SVC(C=1.0, cache_size=200, class_weight=None, coef0=0.0, degree=3, gamma=0.0, <text:s text:c="2"/>kernel='rbf', max_iter=-1, probability=False, random_state=None, <text:s text:c="2"/>shrinking=True, tol=0.001, verbose=False)</text:p>
          </table:table-cell>
          <table:table-cell office:value-type="float" office:value="1">
            <text:p>1</text:p>
          </table:table-cell>
          <table:table-cell office:value-type="string">
            <text:p>../data/emotions/autism_full.csv</text:p>
          </table:table-cell>
          <table:table-cell office:value-type="string">
            <text:p>Valence</text:p>
          </table:table-cell>
          <table:table-cell office:value-type="string">
            <text:p>KNeighborsClassifier(algorithm='auto', leaf_size=30, metric='minkowski', <text:s text:c="11"/>metric_params=None, n_neighbors=16, p=2, weights='uniform')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64">
            <text:p>0.64</text:p>
          </table:table-cell>
          <table:table-cell office:value-type="float" office:value="0.41935483871">
            <text:p>0.4193548387</text:p>
          </table:table-cell>
          <table:table-cell office:value-type="string">
            <text:p>62,38</text:p>
          </table:table-cell>
          <table:table-cell office:value-type="string">
            <text:p>BernoulliNB(alpha=1.0, binarize=0.0, class_prior=None, fit_prior=False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15789473684">
            <text:p>0.8157894737</text:p>
          </table:table-cell>
          <table:table-cell office:value-type="float" office:value="0.774193548387">
            <text:p>0.7741935484</text:p>
          </table:table-cell>
          <table:table-cell office:value-type="string">
            <text:p>20,18</text:p>
          </table:table-cell>
        </table:table-row>
        <table:table-row table:style-name="ro2">
          <table:table-cell office:value-type="string">
            <text:p>../data/emotions/mmr_valence_full.csv</text:p>
          </table:table-cell>
          <table:table-cell office:value-type="string">
            <text:p>Valence</text:p>
          </table:table-cell>
          <table:table-cell office:value-type="string">
            <text:p>SVC(C=1.0, cache_size=200, class_weight=None, coef0=0.0, degree=3, gamma=0.0, <text:s text:c="2"/>kernel='rbf', max_iter=-1, probability=False, random_state=None, <text:s text:c="2"/>shrinking=True, tol=0.001, verbose=False)</text:p>
          </table:table-cell>
          <table:table-cell office:value-type="float" office:value="1">
            <text:p>1</text:p>
          </table:table-cell>
          <table:table-cell office:value-type="string">
            <text:p>../data/emotions/autism_full.csv</text:p>
          </table:table-cell>
          <table:table-cell office:value-type="string">
            <text:p>Arousal</text:p>
          </table:table-cell>
          <table:table-cell office:value-type="string">
            <text:p>BernoulliNB(alpha=1.0, binarize=0.0, class_prior=None, fit_prior=False)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72972972973">
            <text:p>0.7297297297</text:p>
          </table:table-cell>
          <table:table-cell office:value-type="string">
            <text:p>43,57</text:p>
          </table:table-cell>
          <table:table-cell office:value-type="string">
            <text:p>LogisticRegression(C=1.0, class_weight=None, dual=False, fit_intercept=True, <text:s text:c="10"/>intercept_scaling=1, max_iter=100, multi_class='ovr', <text:s text:c="10"/>penalty='l2', random_state=None, solver='liblinear', tol=0.0001, <text:s text:c="10"/>verbose=0)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684210526316">
            <text:p>0.6842105263</text:p>
          </table:table-cell>
          <table:table-cell office:value-type="float" office:value="0.25">
            <text:p>0.25</text:p>
          </table:table-cell>
          <table:table-cell office:value-type="string">
            <text:p>39,18</text:p>
          </table:table-cell>
        </table:table-row>
        <table:table-row table:style-name="ro2">
          <table:table-cell office:value-type="string">
            <text:p>../data/emotions/mmr_valence_full.csv</text:p>
          </table:table-cell>
          <table:table-cell office:value-type="string">
            <text:p>Arousal</text:p>
          </table:table-cell>
          <table:table-cell office:value-type="string">
            <text:p>SVC(C=1.0, cache_size=200, class_weight=None, coef0=0.0, degree=3, gamma=0.0, <text:s text:c="2"/>kernel='rbf', max_iter=-1, probability=False, random_state=None, <text:s text:c="2"/>shrinking=True, tol=0.001, verbose=False)</text:p>
          </table:table-cell>
          <table:table-cell office:value-type="float" office:value="1">
            <text:p>1</text:p>
          </table:table-cell>
          <table:table-cell office:value-type="string">
            <text:p>../data/emotions/autism_full.csv</text:p>
          </table:table-cell>
          <table:table-cell office:value-type="string">
            <text:p>Dominance</text:p>
          </table:table-cell>
          <table:table-cell office:value-type="string">
            <text:p>LogisticRegression(C=1.0, class_weight=None, dual=False, fit_intercept=True, <text:s text:c="10"/>intercept_scaling=1, max_iter=100, multi_class='ovr', <text:s text:c="10"/>penalty='l2', random_state=None, solver='liblinear', tol=0.0001, <text:s text:c="10"/>verbose=0)</text:p>
          </table:table-cell>
          <table:table-cell table:number-columns-repeated="2" office:value-type="float" office:value="2">
            <text:p>2</text:p>
          </table:table-cell>
          <table:table-cell office:value-type="float" office:value="0.66">
            <text:p>0.66</text:p>
          </table:table-cell>
          <table:table-cell office:value-type="float" office:value="0.346153846154">
            <text:p>0.3461538462</text:p>
          </table:table-cell>
          <table:table-cell office:value-type="string">
            <text:p>63,37</text:p>
          </table:table-cell>
          <table:table-cell office:value-type="string">
            <text:p>BernoulliNB(alpha=1.0, binarize=0.0, class_prior=None, fit_prior=False)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648648648649">
            <text:p>0.6486486486</text:p>
          </table:table-cell>
          <table:table-cell office:value-type="float" office:value="0.606060606061">
            <text:p>0.6060606061</text:p>
          </table:table-cell>
          <table:table-cell office:value-type="string">
            <text:p>22,15</text:p>
          </table:table-cell>
        </table:table-row>
        <table:table-row table:style-name="ro2">
          <table:table-cell office:value-type="string">
            <text:p>../data/emotions/mmr_valence_full.csv</text:p>
          </table:table-cell>
          <table:table-cell office:value-type="string">
            <text:p>Dominance</text:p>
          </table:table-cell>
          <table:table-cell office:value-type="string">
            <text:p>SVC(C=1.0, cache_size=200, class_weight=None, coef0=0.0, degree=3, gamma=0.0, <text:s text:c="2"/>kernel='rbf', max_iter=-1, probability=False, random_state=None, <text:s text:c="2"/>shrinking=True, tol=0.001, verbose=False)</text:p>
          </table:table-cell>
          <table:table-cell office:value-type="float" office:value="1">
            <text:p>1</text:p>
          </table:table-cell>
          <table:table-cell office:value-type="string">
            <text:p>../data/emotions/mmr_valence_full.csv</text:p>
          </table:table-cell>
          <table:table-cell office:value-type="string">
            <text:p>Valence</text:p>
          </table:table-cell>
          <table:table-cell office:value-type="string">
            <text:p>LogisticRegression(C=1.0, class_weight=None, dual=False, fit_intercept=True, <text:s text:c="10"/>intercept_scaling=1, max_iter=100, multi_class='ovr', <text:s text:c="10"/>penalty='l2', random_state=None, solver='liblinear', tol=0.0001, <text:s text:c="10"/>verbose=0)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0.838709677419">
            <text:p>0.8387096774</text:p>
          </table:table-cell>
          <table:table-cell office:value-type="string">
            <text:p>28,72</text:p>
          </table:table-cell>
          <table:table-cell office:value-type="string">
            <text:p>KNeighborsClassifier(algorithm='auto', leaf_size=30, metric='minkowski', <text:s text:c="11"/>metric_params=None, n_neighbors=2, p=2, weights='uniform'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88888888889">
            <text:p>0.8888888889</text:p>
          </table:table-cell>
          <table:table-cell office:value-type="float" office:value="0">
            <text:p>0</text:p>
          </table:table-cell>
          <table:table-cell office:value-type="string">
            <text:p>64,8</text:p>
          </table:table-cell>
        </table:table-row>
        <table:table-row table:style-name="ro2">
          <table:table-cell office:value-type="string">
            <text:p>../data/emotions/mmr_valence_full.csv</text:p>
          </table:table-cell>
          <table:table-cell office:value-type="string">
            <text:p>Aptitude</text:p>
          </table:table-cell>
          <table:table-cell office:value-type="string">
            <text:p>SVC(C=1.0, cache_size=200, class_weight=None, coef0=0.0, degree=3, gamma=0.0, <text:s text:c="2"/>kernel='rbf', max_iter=-1, probability=False, random_state=None, <text:s text:c="2"/>shrinking=True, tol=0.001, verbose=False)</text:p>
          </table:table-cell>
          <table:table-cell office:value-type="float" office:value="1">
            <text:p>1</text:p>
          </table:table-cell>
          <table:table-cell office:value-type="string">
            <text:p>../data/emotions/mmr_valence_full.csv</text:p>
          </table:table-cell>
          <table:table-cell office:value-type="string">
            <text:p>Arousal</text:p>
          </table:table-cell>
          <table:table-cell office:value-type="string">
            <text:p>DecisionTreeClassifier(class_weight=None, criterion='gini', max_depth=None, <text:s text:c="12"/>max_features=None, max_leaf_nodes=None, min_samples_leaf=1, <text:s text:c="12"/>min_samples_split=2, min_weight_fraction_leaf=0.0, <text:s text:c="12"/>random_state=None, splitter='best'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office:value-type="float" office:value="0.78431372549">
            <text:p>0.7843137255</text:p>
          </table:table-cell>
          <table:table-cell office:value-type="string">
            <text:p>23,77</text:p>
          </table:table-cell>
          <table:table-cell office:value-type="string">
            <text:p>LogisticRegression(C=1.0, class_weight=None, dual=False, fit_intercept=True, <text:s text:c="10"/>intercept_scaling=1, max_iter=100, multi_class='ovr', <text:s text:c="10"/>penalty='l2', random_state=None, solver='liblinear', tol=0.0001, <text:s text:c="10"/>verbose=0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74025974026">
            <text:p>0.7402597403</text:p>
          </table:table-cell>
          <table:table-cell office:value-type="float" office:value="0.827586206897">
            <text:p>0.8275862069</text:p>
          </table:table-cell>
          <table:table-cell office:value-type="string">
            <text:p>22,55</text:p>
          </table:table-cell>
        </table:table-row>
        <table:table-row table:style-name="ro2">
          <table:table-cell table:number-columns-repeated="4"/>
          <table:table-cell office:value-type="string">
            <text:p>../data/emotions/mmr_valence_full.csv</text:p>
          </table:table-cell>
          <table:table-cell office:value-type="string">
            <text:p>Dominance</text:p>
          </table:table-cell>
          <table:table-cell office:value-type="string">
            <text:p>LinearSVC(C=1.0, class_weight=None, dual=True, fit_intercept=True, <text:s text:c="5"/>intercept_scaling=1, loss='squared_hinge', max_iter=1000, <text:s text:c="5"/>multi_class='ovr', penalty='l2', random_state=None, tol=0.0001, <text:s text:c="5"/>verbose=0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7">
            <text:p>0.77</text:p>
          </table:table-cell>
          <table:table-cell office:value-type="float" office:value="0.858895705521">
            <text:p>0.8588957055</text:p>
          </table:table-cell>
          <table:table-cell office:value-type="string">
            <text:p>24,76</text:p>
          </table:table-cell>
          <table:table-cell office:value-type="string">
            <text:p>GaussianNB(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05263157895">
            <text:p>0.6052631579</text:p>
          </table:table-cell>
          <table:table-cell office:value-type="float" office:value="0.711538461538">
            <text:p>0.7115384615</text:p>
          </table:table-cell>
          <table:table-cell office:value-type="string">
            <text:p>19,5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9/18/2015</text:date>, <text:time>11:4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0:29:58</meta:creation-date>
    <dc:date>2015-09-18T11:45:58</dc:date>
    <meta:editing-duration>P34DT8H55M53S</meta:editing-duration>
    <meta:editing-cycles>42</meta:editing-cycles>
    <meta:generator>OpenOffice.org/3.4$Unix OpenOffice.org_project/340m1$Build-9590</meta:generator>
    <meta:document-statistic meta:table-count="3" meta:cell-count="3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aximum="4226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84cm" svg:height="9cm" xlink:href=".." xlink:type="simple" chart:class="chart:line" chart:style-name="ch1">
        <chart:legend chart:legend-position="end" svg:x="13.33cm" svg:y="3.709cm" style:legend-expansion="high" chart:style-name="ch2"/>
        <chart:plot-area chart:style-name="ch3" table:cell-range-address="Sheet1.A1:Sheet1.C56" chart:data-source-has-labels="both" svg:x="1.355cm" svg:y="0.854cm" svg:width="12.28cm" svg:height="7.545cm">
          <chartooo:coordinate-region svg:x="1.999cm" svg:y="1.052cm" svg:width="11.329cm" svg:height="6.704cm"/>
          <chart:axis chart:dimension="x" chart:name="primary-x" chart:style-name="ch4" chartooo:axis-type="auto">
            <chartooo:date-scale/>
            <chart:categories table:cell-range-address="Sheet1.A2:Sheet1.A56"/>
          </chart:axis>
          <chart:axis chart:dimension="y" chart:name="primary-y" chart:style-name="ch5">
            <chart:title svg:x="0.661cm" svg:y="5.355cm" chart:style-name="ch6">
              <text:p>Remaining Tasks</text:p>
            </chart:title>
            <chart:grid chart:style-name="ch7" chart:class="major"/>
          </chart:axis>
          <chart:series chart:style-name="ch8" chart:values-cell-range-address="Sheet1.B2:Sheet1.B56" chart:label-cell-address="Sheet1.B1:Sheet1.B1" chart:class="chart:line">
            <chart:regression-curve chart:style-name="ch9"/>
            <chart:data-point chart:repeated="55"/>
          </chart:series>
          <chart:series chart:style-name="ch10" chart:values-cell-range-address="Sheet1.C2:Sheet1.C56" chart:label-cell-address="Sheet1.C1:Sheet1.C1" chart:class="chart:line"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Remaining</text:p>
                <draw:g>
                  <svg:desc>Sheet1.B1:Sheet1.B1</svg:desc>
                </draw:g>
              </table:table-cell>
              <table:table-cell office:value-type="string">
                <text:p>Goal Remainin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2222">
                <text:p>42220</text:p>
                <draw:g>
                  <svg:desc>Sheet1.A2:Sheet1.A56</svg:desc>
                </draw:g>
              </table:table-cell>
              <table:table-cell office:value-type="float" office:value="80">
                <text:p>80</text:p>
                <draw:g>
                  <svg:desc>Sheet1.B2:Sheet1.B56</svg:desc>
                </draw:g>
              </table:table-cell>
              <table:table-cell office:value-type="float" office:value="80">
                <text:p>80</text:p>
                <draw:g>
                  <svg:desc>Sheet1.C2:Sheet1.C56</svg:desc>
                </draw:g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222">
                <text:p>4222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223">
                <text:p>42220</text:p>
              </table:table-cell>
              <table:table-cell office:value-type="float" office:value="71">
                <text:p>71</text:p>
              </table:table-cell>
              <table:table-cell office:value-type="float" office:value="75.2941176470588">
                <text:p>75.2941176470588</text:p>
              </table:table-cell>
            </table:table-row>
            <table:table-row>
              <table:table-cell office:value-type="float" office:value="42224">
                <text:p>42220</text:p>
              </table:table-cell>
              <table:table-cell office:value-type="float" office:value="71">
                <text:p>71</text:p>
              </table:table-cell>
              <table:table-cell office:value-type="float" office:value="75.2941176470588">
                <text:p>75.2941176470588</text:p>
              </table:table-cell>
            </table:table-row>
            <table:table-row>
              <table:table-cell office:value-type="float" office:value="42225">
                <text:p>42230</text:p>
              </table:table-cell>
              <table:table-cell office:value-type="float" office:value="69">
                <text:p>69</text:p>
              </table:table-cell>
              <table:table-cell office:value-type="float" office:value="75.2941176470588">
                <text:p>75.2941176470588</text:p>
              </table:table-cell>
            </table:table-row>
            <table:table-row>
              <table:table-cell office:value-type="float" office:value="42226">
                <text:p>42230</text:p>
              </table:table-cell>
              <table:table-cell office:value-type="float" office:value="67">
                <text:p>67</text:p>
              </table:table-cell>
              <table:table-cell office:value-type="float" office:value="70.5882352941177">
                <text:p>70.5882352941177</text:p>
              </table:table-cell>
            </table:table-row>
            <table:table-row>
              <table:table-cell office:value-type="float" office:value="42227">
                <text:p>42230</text:p>
              </table:table-cell>
              <table:table-cell office:value-type="float" office:value="65">
                <text:p>65</text:p>
              </table:table-cell>
              <table:table-cell office:value-type="float" office:value="65.8823529411765">
                <text:p>65.8823529411765</text:p>
              </table:table-cell>
            </table:table-row>
            <table:table-row>
              <table:table-cell office:value-type="float" office:value="42228">
                <text:p>42230</text:p>
              </table:table-cell>
              <table:table-cell office:value-type="float" office:value="60">
                <text:p>60</text:p>
              </table:table-cell>
              <table:table-cell office:value-type="float" office:value="61.1764705882353">
                <text:p>61.1764705882353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60">
                <text:p>60</text:p>
              </table:table-cell>
              <table:table-cell office:value-type="float" office:value="56.4705882352941">
                <text:p>56.4705882352941</text:p>
              </table:table-cell>
            </table:table-row>
            <table:table-row>
              <table:table-cell office:value-type="float" office:value="42230">
                <text:p>42230</text:p>
              </table:table-cell>
              <table:table-cell office:value-type="float" office:value="57">
                <text:p>57</text:p>
              </table:table-cell>
              <table:table-cell office:value-type="float" office:value="51.764705882353">
                <text:p>51.764705882353</text:p>
              </table:table-cell>
            </table:table-row>
            <table:table-row>
              <table:table-cell office:value-type="float" office:value="42231">
                <text:p>42230</text:p>
              </table:table-cell>
              <table:table-cell office:value-type="float" office:value="57">
                <text:p>57</text:p>
              </table:table-cell>
              <table:table-cell office:value-type="float" office:value="51.764705882353">
                <text:p>51.764705882353</text:p>
              </table:table-cell>
            </table:table-row>
            <table:table-row>
              <table:table-cell office:value-type="float" office:value="42232">
                <text:p>42230</text:p>
              </table:table-cell>
              <table:table-cell office:value-type="float" office:value="56">
                <text:p>56</text:p>
              </table:table-cell>
              <table:table-cell office:value-type="float" office:value="51.764705882353">
                <text:p>51.764705882353</text:p>
              </table:table-cell>
            </table:table-row>
            <table:table-row>
              <table:table-cell office:value-type="float" office:value="42233">
                <text:p>42230</text:p>
              </table:table-cell>
              <table:table-cell office:value-type="float" office:value="51">
                <text:p>51</text:p>
              </table:table-cell>
              <table:table-cell office:value-type="float" office:value="47.0588235294118">
                <text:p>47.0588235294118</text:p>
              </table:table-cell>
            </table:table-row>
            <table:table-row>
              <table:table-cell office:value-type="float" office:value="42234">
                <text:p>42230</text:p>
              </table:table-cell>
              <table:table-cell office:value-type="float" office:value="47">
                <text:p>47</text:p>
              </table:table-cell>
              <table:table-cell office:value-type="float" office:value="42.3529411764706">
                <text:p>42.3529411764706</text:p>
              </table:table-cell>
            </table:table-row>
            <table:table-row>
              <table:table-cell office:value-type="float" office:value="42235">
                <text:p>42240</text:p>
              </table:table-cell>
              <table:table-cell office:value-type="float" office:value="46">
                <text:p>46</text:p>
              </table:table-cell>
              <table:table-cell office:value-type="float" office:value="37.6470588235294">
                <text:p>37.6470588235294</text:p>
              </table:table-cell>
            </table:table-row>
            <table:table-row>
              <table:table-cell office:value-type="float" office:value="42236">
                <text:p>42240</text:p>
              </table:table-cell>
              <table:table-cell office:value-type="float" office:value="44">
                <text:p>44</text:p>
              </table:table-cell>
              <table:table-cell office:value-type="float" office:value="32.9411764705883">
                <text:p>32.9411764705883</text:p>
              </table:table-cell>
            </table:table-row>
            <table:table-row>
              <table:table-cell office:value-type="float" office:value="42237">
                <text:p>42240</text:p>
              </table:table-cell>
              <table:table-cell office:value-type="float" office:value="35">
                <text:p>35</text:p>
              </table:table-cell>
              <table:table-cell office:value-type="float" office:value="28.2352941176471">
                <text:p>28.2352941176471</text:p>
              </table:table-cell>
            </table:table-row>
            <table:table-row>
              <table:table-cell office:value-type="float" office:value="42238">
                <text:p>42240</text:p>
              </table:table-cell>
              <table:table-cell office:value-type="float" office:value="35">
                <text:p>35</text:p>
              </table:table-cell>
              <table:table-cell office:value-type="float" office:value="28.2352941176471">
                <text:p>28.2352941176471</text:p>
              </table:table-cell>
            </table:table-row>
            <table:table-row>
              <table:table-cell office:value-type="float" office:value="42239">
                <text:p>42240</text:p>
              </table:table-cell>
              <table:table-cell office:value-type="float" office:value="35">
                <text:p>35</text:p>
              </table:table-cell>
              <table:table-cell office:value-type="float" office:value="28.2352941176471">
                <text:p>28.2352941176471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34">
                <text:p>34</text:p>
              </table:table-cell>
              <table:table-cell office:value-type="float" office:value="23.5294117647059">
                <text:p>23.5294117647059</text:p>
              </table:table-cell>
            </table:table-row>
            <table:table-row>
              <table:table-cell office:value-type="float" office:value="42241">
                <text:p>42240</text:p>
              </table:table-cell>
              <table:table-cell office:value-type="float" office:value="34">
                <text:p>34</text:p>
              </table:table-cell>
              <table:table-cell office:value-type="float" office:value="18.8235294117647">
                <text:p>18.8235294117647</text:p>
              </table:table-cell>
            </table:table-row>
            <table:table-row>
              <table:table-cell office:value-type="float" office:value="42242">
                <text:p>42240</text:p>
              </table:table-cell>
              <table:table-cell office:value-type="float" office:value="34">
                <text:p>34</text:p>
              </table:table-cell>
              <table:table-cell office:value-type="float" office:value="14.1176470588236">
                <text:p>14.1176470588236</text:p>
              </table:table-cell>
            </table:table-row>
            <table:table-row>
              <table:table-cell office:value-type="float" office:value="42243">
                <text:p>42240</text:p>
              </table:table-cell>
              <table:table-cell office:value-type="float" office:value="29">
                <text:p>29</text:p>
              </table:table-cell>
              <table:table-cell office:value-type="float" office:value="9.41176470588237">
                <text:p>9.41176470588237</text:p>
              </table:table-cell>
            </table:table-row>
            <table:table-row>
              <table:table-cell office:value-type="float" office:value="42244">
                <text:p>42240</text:p>
              </table:table-cell>
              <table:table-cell office:value-type="float" office:value="29">
                <text:p>29</text:p>
              </table:table-cell>
              <table:table-cell office:value-type="float" office:value="4.7058823529412">
                <text:p>4.7058823529412</text:p>
              </table:table-cell>
            </table:table-row>
            <table:table-row>
              <table:table-cell office:value-type="float" office:value="42245">
                <text:p>42250</text:p>
              </table:table-cell>
              <table:table-cell office:value-type="float" office:value="29">
                <text:p>29</text:p>
              </table:table-cell>
              <table:table-cell office:value-type="float" office:value="4.7058823529412">
                <text:p>4.7058823529412</text:p>
              </table:table-cell>
            </table:table-row>
            <table:table-row>
              <table:table-cell office:value-type="float" office:value="42246">
                <text:p>42250</text:p>
              </table:table-cell>
              <table:table-cell office:value-type="float" office:value="29">
                <text:p>29</text:p>
              </table:table-cell>
              <table:table-cell office:value-type="float" office:value="4.7058823529412">
                <text:p>4.7058823529412</text:p>
              </table:table-cell>
            </table:table-row>
            <table:table-row>
              <table:table-cell office:value-type="float" office:value="42247">
                <text:p>42250</text:p>
              </table:table-cell>
              <table:table-cell office:value-type="float" office:value="29">
                <text:p>29</text:p>
              </table:table-cell>
              <table:table-cell office:value-type="float" office:value="0.0000000000000195399252334028">
                <text:p>0.0000000000000195399252334028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49">
                <text:p>422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1">
                <text:p>4225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3">
                <text:p>4225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4">
                <text:p>4225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5">
                <text:p>422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6">
                <text:p>422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7">
                <text:p>422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8">
                <text:p>422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59">
                <text:p>4226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0">
                <text:p>4226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1">
                <text:p>4226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2">
                <text:p>4226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3">
                <text:p>422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4">
                <text:p>422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65">
                <text:p>42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